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style:text-properties style:font-name="Times New Roman" officeooo:rsid="00202bac" officeooo:paragraph-rsid="00202bac"/>
    </style:style>
    <style:style style:name="P3" style:family="paragraph" style:parent-style-name="Header">
      <style:paragraph-properties fo:line-height="200%"/>
      <style:text-properties officeooo:rsid="00228261" officeooo:paragraph-rsid="00228261"/>
    </style:style>
    <style:style style:name="T1" style:family="text">
      <style:text-properties officeooo:rsid="002050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that”, I asked. “I think it is alive!” Nearly 100 feet in front of me, I could see a dirt-brown creature curled into a ball. As if I were not contempt with this strange creature staying where it was, doing it's own thing, I came up with an idea to find out just how fast the creature could run. That's when I looked down at my feet, scanning the well-rounded stones that lay at my feet. I found one, gray like the clouds just before a storm on a sunny day. I picked up the stone. It fit perfectly in the fleshy palm of my hand. I tossed it up in the air three times, making sure it was the perfect weight. It was. I faced the creature with both feet planted firmly on the forest floor, my left foot in front of my right foot. I tightened my grip on the stone in my right hand, looked at the creature, and in one swift motion I hurled it through the trees, sending it on it's way towards the creature. As the stone flew though the air, we couldn't help but watch it. Two seconds later, the stone had reached it's target, fulfilling it's duty. As soon as the stone hit the creature, it's head shot up. “That can't be”, said my dad. “RUN GREG, RUN!” Confused and scared, I took off. I ran like I had never run before. Jumping over moss-covered logs, ducking under branches, dodging bugs, I was running faster than I thought possible. Upon arriving at the campsite, I noticed that my dad was already back. “What was that thing”, questioned. “That, Greg, was a bear. We are lucky that it was sleeping. Otherwise, we would have been it's lunch!” My dad replied. </text:p>
      <text:p text:style-name="P2">As you can conclude, my first camp out with my dad was full of adventure. <text:span text:style-name="T1">My dad has been there to support me in my most difficult decisions. Everything he has done for me, in one way or another has helped guide me down the metaphorical path to success. My dad introduced me to scouting at a young age. He didn't just sign me up, and drop me off at the meetings. Instead, he took the time to make sure that I had the full “scouting experience”, and decided to run the pack that I was in. His actions inspired me to work my way up the ladder of leadership within scouting, and by the time that I was seventeen, I </text:span><text:soft-page-break/><text:span text:style-name="T1">was in charge of a considerably large Boy Scout Troop. </text:span></text:p>
      <text:p text:style-name="P2"/>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style:text-properties officeooo:rsid="00228261" officeooo:paragraph-rsid="0022826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regory Roberts</text:p>
        <text:p text:style-name="MP1">Professor M</text:p>
        <text:p text:style-name="MP1">WRC 1013-0D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17:47:16.036954336</meta:creation-date>
    <dc:date>2016-09-07T11:13:19.800967363</dc:date>
    <meta:editing-duration>PT10M16S</meta:editing-duration>
    <meta:editing-cycles>5</meta:editing-cycles>
    <meta:generator>LibreOffice/4.2.8.2$Linux_X86_64 LibreOffice_project/420m0$Build-2</meta:generator>
    <meta:document-statistic meta:table-count="0" meta:image-count="0" meta:object-count="0" meta:page-count="2" meta:paragraph-count="6" meta:word-count="436" meta:character-count="2271" meta:non-whitespace-character-count="1837"/>
  </office:meta>
</office:document-meta>
</file>